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09in"/>
    </style:style>
    <style:style style:name="co2" style:family="table-column">
      <style:table-column-properties fo:break-before="auto" style:column-width="1.833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adin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er_id</text:p>
          </table:table-cell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start_timestamp</text:p>
          </table:table-cell>
          <table:table-cell table:style-name="Default" office:value-type="string" calcext:value-type="string">
            <text:p>end_timestam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2020-03-10 12:00: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2020-03-10 12:00:00</text:p>
          </table:table-cell>
          <table:table-cell office:value-type="string" calcext:value-type="string">
            <text:p>2020-04-18 22:00:0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2020-04-18 12:00:00</text:p>
          </table:table-cell>
          <table:table-cell office:value-type="string" calcext:value-type="string">
            <text:p>2020-07-06 06:00:0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16" calcext:value-type="float">
            <text:p>5916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2020-11-06 12:00:0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6]*[.F6]/[.G6]" office:value-type="float" office:value="1332.00133200133" calcext:value-type="float">
            <text:p>1332.00133200133</text:p>
          </table:table-cell>
          <table:table-cell office:value-type="string" calcext:value-type="string">
            <text:p>2020-11-06 12:00:00</text:p>
          </table:table-cell>
          <table:table-cell office:value-type="string" calcext:value-type="string">
            <text:p>2021-01-01 00:00: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75075" calcext:value-type="float">
            <text:p>0.00075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7]*[.F7]/[.G7]" office:value-type="float" office:value="5520.00138000035" calcext:value-type="float">
            <text:p>5520.00138000035</text:p>
          </table:table-cell>
          <table:table-cell office:value-type="string" calcext:value-type="string">
            <text:p>2020-01-01 00:00:00</text:p>
          </table:table-cell>
          <table:table-cell office:value-type="string" calcext:value-type="string">
            <text:p>2020-02-27 12:00: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289855" calcext:value-type="float">
            <text:p>0.002898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8]*[.F8]/[.G8]" office:value-type="float" office:value="7173.0014601043" calcext:value-type="float">
            <text:p>7173.0014601043</text:p>
          </table:table-cell>
          <table:table-cell office:value-type="string" calcext:value-type="string">
            <text:p>2020-02-27 12:00:00</text:p>
          </table:table-cell>
          <table:table-cell office:value-type="string" calcext:value-type="string">
            <text:p>2020-05-03 22:00:0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2823086" calcext:value-type="float">
            <text:p>0.002823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*[.F9]/[.G9]*5/5.555555" office:value-type="float" office:value="5080.00034544004" calcext:value-type="float">
            <text:p>5080.00034544004</text:p>
          </table:table-cell>
          <table:table-cell office:value-type="string" calcext:value-type="string">
            <text:p>2020-05-03 22:00:00</text:p>
          </table:table-cell>
          <table:table-cell office:value-type="string" calcext:value-type="string">
            <text:p>2020-06-15 06:00: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4429134" calcext:value-type="float">
            <text:p>0.004429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0]*[.F10]/[.G10]" office:value-type="float" office:value="7722.00772200772" calcext:value-type="float">
            <text:p>7722.00772200772</text:p>
          </table:table-cell>
          <table:table-cell office:value-type="string" calcext:value-type="string">
            <text:p>2020-06-15 06:00:00</text:p>
          </table:table-cell>
          <table:table-cell office:value-type="string" calcext:value-type="string">
            <text:p>2020-09-30 12:00: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1655" calcext:value-type="float">
            <text:p>0.0011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1]*[.F11]/[.G11]" office:value-type="float" office:value="5550.00062160007" calcext:value-type="float">
            <text:p>5550.00062160007</text:p>
          </table:table-cell>
          <table:table-cell office:value-type="string" calcext:value-type="string">
            <text:p>2020-09-30 12:00:00</text:p>
          </table:table-cell>
          <table:table-cell office:value-type="string" calcext:value-type="string">
            <text:p>2021-01-01 00:00:0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1126126" calcext:value-type="float">
            <text:p>0.001126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2]*[.F12]/[.G12]" office:value-type="float" office:value="6905.799912968" calcext:value-type="float">
            <text:p>6905.799912968</text:p>
          </table:table-cell>
          <table:table-cell office:value-type="string" calcext:value-type="string">
            <text:p>2020-03-10 12:00:00</text:p>
          </table:table-cell>
          <table:table-cell office:value-type="string" calcext:value-type="string">
            <text:p>2020-04-18 22:00:0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007716702" calcext:value-type="float">
            <text:p>0.007716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3]*[.F13]/[.G13]" office:value-type="float" office:value="10394.9996787" calcext:value-type="float">
            <text:p>10394.9996787</text:p>
          </table:table-cell>
          <table:table-cell office:value-type="string" calcext:value-type="string">
            <text:p>2020-04-18 12:00:00</text:p>
          </table:table-cell>
          <table:table-cell office:value-type="string" calcext:value-type="string">
            <text:p>2020-07-06 06:00:0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2910053" calcext:value-type="float">
            <text:p>0.002910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4]*[.F14]/[.G14]" office:value-type="float" office:value="27213.5965095604" calcext:value-type="float">
            <text:p>27213.5965095604</text:p>
          </table:table-cell>
          <table:table-cell office:value-type="string" calcext:value-type="string">
            <text:p>2020-07-06 06:00:00</text:p>
          </table:table-cell>
          <table:table-cell office:value-type="string" calcext:value-type="string">
            <text:p>2020-11-06 12:00:0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0311021" calcext:value-type="float">
            <text:p>0.00311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5]*[.F15]/[.G15]" office:value-type="float" office:value="50051.998968" calcext:value-type="float">
            <text:p>50051.998968</text:p>
          </table:table-cell>
          <table:table-cell office:value-type="string" calcext:value-type="string">
            <text:p>2020-02-06 00:00:00</text:p>
          </table:table-cell>
          <table:table-cell office:value-type="string" calcext:value-type="string">
            <text:p>2020-02-27 12:00: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879845" calcext:value-type="float">
            <text:p>0.1879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6]*[.F16]/[.G16]" office:value-type="float" office:value="160993.99945804" calcext:value-type="float">
            <text:p>160993.99945804</text:p>
          </table:table-cell>
          <table:table-cell office:value-type="string" calcext:value-type="string">
            <text:p>2020-02-27 12:00:00</text:p>
          </table:table-cell>
          <table:table-cell office:value-type="string" calcext:value-type="string">
            <text:p>2020-05-03 22:00: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6336261" calcext:value-type="float">
            <text:p>0.06336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7]*[.F17]/[.G17]* 95/50.064343777" office:value-type="float" office:value="183160.017778349" calcext:value-type="float">
            <text:p>183160.017778349</text:p>
          </table:table-cell>
          <table:table-cell office:value-type="string" calcext:value-type="string">
            <text:p>2020-05-03 22:00:00</text:p>
          </table:table-cell>
          <table:table-cell office:value-type="string" calcext:value-type="string">
            <text:p>2020-07-23 06:00: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8]*[.F18]/[.G18]" office:value-type="float" office:value="119663.9990028" calcext:value-type="float">
            <text:p>119663.9990028</text:p>
          </table:table-cell>
          <table:table-cell office:value-type="string" calcext:value-type="string">
            <text:p>2020-07-23 06:00:00</text:p>
          </table:table-cell>
          <table:table-cell office:value-type="string" calcext:value-type="string">
            <text:p>2020-09-30 12:00: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9]*[.F19]/[.G19]" office:value-type="float" office:value="32868.0015048001" calcext:value-type="float">
            <text:p>32868.0015048001</text:p>
          </table:table-cell>
          <table:table-cell office:value-type="string" calcext:value-type="string">
            <text:p>2020-09-30 12:00:00</text:p>
          </table:table-cell>
          <table:table-cell office:value-type="string" calcext:value-type="string">
            <text:p>2020-10-17 00:00: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20959595" calcext:value-type="float">
            <text:p>0.20959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1:34:28.724145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17T21:35:34.508919077</dc:date>
    <dc:creator>Steven Huss-Lederman</dc:creator>
    <meta:editing-duration>PT54M29S</meta:editing-duration>
    <meta:editing-cycles>6</meta:editing-cycles>
    <meta:generator>LibreOffice/7.0.4.2$MacOSX_X86_64 LibreOffice_project/dcf040e67528d9187c66b2379df5ea4407429775</meta:generator>
    <meta:document-statistic meta:table-count="1" meta:cell-count="108" meta:object-count="0"/>
  </office:meta>
</office:document-meta>
</file>